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ected Length: ¾ to 1 page</text:p>
      <text:p text:style-name="Standard">Questions to answer and ponder:</text:p>
      <text:p text:style-name="Standard">Who is Malcolm X?</text:p>
      <text:p text:style-name="Standard">When was Malcolm X alive?</text:p>
      <text:p text:style-name="Standard">Where did Malcolm X live?</text:p>
      <text:p text:style-name="Standard">Why was he a controversial civil rights leader?</text:p>
      <text:p text:style-name="Standard">How did he try to accomplish his goals?</text:p>
      <text:p text:style-name="Standard">What is your opinion of his methods?</text:p>
      <text:p text:style-name="Standard"/>
      <text:p text:style-name="Standard">Malcolm X was born Malcolm Little as the son of a preacher who advocated for African-Americans moving back to Africa . His father was terrorized and eventually lynched for advocating.</text:p>
      <text:p text:style-name="Standard">When Malcolm became an adult he got involved with, from what I could tell, the African-American Mob. He kept the numbers for the lottery run by the “Mob,” but was betrayed by his boss for ego. His worst fears were getting shot, getting raided, and <text:span text:style-name="T1">FOOBAR</text:span><text:span text:style-name="T2">; so, he mentally retreated from reality for awhile, since he had realized that which was literally worse than his worst fears: the unknown.</text:span></text:p>
      <text:p text:style-name="P1"><text:tab/>Once he returned to the world, he and his posse set up shop in a new city, and proceeded to rob rich (then only white) people. But was eventually caught for it. He was sentenced with prejudice for his “racial mixing” and so experienced first-hand the effects of a racially biased government.</text:p>
      <text:p text:style-name="Standard"><text:tab/>During jail he was passive-aggressively defiant to his jailors, which was not at all an offense, </text:p>
      <text:p text:style-name="Standard">isolation</text:p>
      <text:p text:style-name="Standard">his teacher</text:p>
      <text:p text:style-name="Standard">full-hearted support for Islam</text:p>
      <text:p text:style-name="Standard">Malcolm X fought during the Civil Rights Movement to unify colored people so that they could fight for their rights as a powerful group instead of as prone individual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ah Gaertner</meta:initial-creator>
    <meta:creation-date>2013-02-26T09:07:14</meta:creation-date>
    <meta:generator>OpenOffice.org/3.4.1$Unix OpenOffice.org_project/341m1$Build-9593</meta:generator>
    <dc:date>2013-02-28T15:43:28</dc:date>
    <dc:creator>Jeremiah Gaertner</dc:creator>
    <meta:editing-duration>PT9H13M39S</meta:editing-duration>
    <meta:editing-cycles>5</meta:editing-cycles>
    <meta:document-statistic meta:table-count="0" meta:image-count="0" meta:object-count="0" meta:page-count="1" meta:paragraph-count="16" meta:word-count="251" meta:character-count="1434"/>
  </office:meta>
</office:document-meta>
</file>